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058000000586779E3D347147B38.png" manifest:media-type="image/png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1cm" svg:stroke-color="#999999" draw:marker-start-width="0.276cm" draw:marker-end-width="0.276cm" draw:fill-color="#eeeee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4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051cm" svg:stroke-color="#ff9900" draw:marker-start-width="0.276cm" draw:marker-end-width="0.276cm" draw:fill-color="#ffff99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66cc00" draw:marker-start-width="0.276cm" draw:marker-end-width="0.276cm" draw:fill-color="#ccff66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8.721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6.702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6.702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593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826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593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11.889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305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2.046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88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6.427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0.085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10.085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6.825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6.825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6.702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4.361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8.721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8.721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8.721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7.299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7.299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34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37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38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39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1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2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3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5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47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eeeeee"/>
      <style:paragraph-properties fo:text-align="start"/>
    </style:style>
    <style:style style:name="P18" style:family="paragraph">
      <loext:graphic-properties draw:fill-color="#eeeeee"/>
      <style:paragraph-properties fo:text-align="start"/>
      <style:text-properties fo:color="#ff0000"/>
    </style:style>
    <style:style style:name="P19" style:family="paragraph">
      <style:paragraph-properties fo:text-align="center"/>
      <style:text-properties fo:font-size="88pt" style:font-size-asian="88pt" style:font-size-complex="88pt"/>
    </style:style>
    <style:style style:name="P20" style:family="paragraph">
      <loext:graphic-properties draw:fill="none" draw:fill-color="#ffffff"/>
      <style:paragraph-properties fo:text-align="center"/>
      <style:text-properties fo:font-size="88pt" style:font-size-asian="88pt" style:font-size-complex="88pt"/>
    </style:style>
    <style:style style:name="P21" style:family="paragraph">
      <loext:graphic-properties draw:fill-color="#ffff99"/>
      <style:paragraph-properties fo:text-align="center"/>
    </style:style>
    <style:style style:name="P22" style:family="paragraph">
      <loext:graphic-properties draw:fill-color="#ccff66"/>
      <style:paragraph-properties fo:text-align="center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style:font-name="Ubuntu3"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style:font-name="Ubuntu3" fo:font-size="36pt" style:text-underline-style="none" style:font-size-asian="36pt" style:font-size-complex="36pt"/>
    </style:style>
    <style:style style:name="T6" style:family="text">
      <style:text-properties fo:color="#99ffff" style:font-name="Ferrum" fo:font-size="48pt" fo:background-color="transparent" style:font-size-asian="66pt" style:font-size-complex="66pt"/>
    </style:style>
    <style:style style:name="T7" style:family="text">
      <style:text-properties fo:color="#333333" style:font-name="Ferrum" fo:font-size="88pt" style:font-size-asian="88pt" style:font-size-complex="88pt"/>
    </style:style>
    <style:style style:name="T8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Ubuntu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6666ff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style:font-name="Ubuntu3" fo:font-size="22pt" style:font-size-asian="22pt" style:font-size-complex="22pt"/>
    </style:style>
    <style:style style:name="T20" style:family="text">
      <style:text-properties style:font-name="Ubuntu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style:font-name="Ubuntu3" fo:font-size="22pt" style:text-underline-style="solid" style:text-underline-width="auto" style:text-underline-color="font-color" style:font-size-asian="22pt" style:font-size-complex="22pt"/>
    </style:style>
    <style:style style:name="T22" style:family="text">
      <style:text-properties style:font-name="Ubuntu3" fo:font-size="15pt" style:font-size-asian="15pt" style:font-size-complex="15pt"/>
    </style:style>
    <style:style style:name="T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ize="18pt" fo:font-weight="normal" style:font-weight-asian="normal" style:font-weight-complex="normal"/>
    </style:style>
    <style:style style:name="T29" style:family="text">
      <style:text-properties style:font-name="Ubuntu3" fo:font-size="22pt" fo:background-color="#ffff00" style:font-size-asian="22pt" style:font-size-complex="22pt"/>
    </style:style>
    <style:style style:name="T30" style:family="text">
      <style:text-properties fo:color="#6666ff" style:font-name="Ubuntu3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6666ff" style:font-name="Ubuntu3" fo:font-size="22pt" fo:font-weight="bold" style:font-size-asian="22pt" style:font-weight-asian="bold" style:font-size-complex="22pt" style:font-weight-complex="bold"/>
    </style:style>
    <style:style style:name="T32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33" style:family="text">
      <style:text-properties style:font-name="Ubuntu3" fo:font-size="22pt" fo:font-weight="bold" fo:background-color="#ffff00" style:font-size-asian="22pt" style:font-weight-asian="bold" style:font-size-complex="22pt" style:font-weight-complex="bold"/>
    </style:style>
    <style:style style:name="T34" style:family="text">
      <style:text-properties fo:color="#6666ff" style:font-name="Ubuntu3"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Ubuntu3" fo:font-size="20pt" style:font-size-asian="20pt" style:font-size-complex="20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color="#ff0000" fo:font-size="36pt" style:font-size-asian="36pt" style:font-size-complex="36pt"/>
    </style:style>
    <style:style style:name="T39" style:family="text">
      <style:text-properties fo:color="#6666ff" style:font-name="Ubuntu3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fo:font-style="italic" style:font-size-asian="14pt" style:font-style-asian="italic" style:font-size-complex="14pt" style:font-style-complex="italic"/>
    </style:style>
    <style:style style:name="T43" style:family="text">
      <style:text-properties fo:font-size="14pt" fo:font-style="normal" style:font-size-asian="14pt" style:font-style-asian="normal" style:font-size-complex="14pt" style:font-style-complex="normal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color="#6666ff" style:font-name="Ubuntu3" fo:font-size="22pt" fo:font-weight="normal" style:font-size-asian="22pt" style:font-weight-asian="normal" style:font-size-complex="22pt" style:font-weight-complex="normal"/>
    </style:style>
    <style:style style:name="T46" style:family="text">
      <style:text-properties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style:font-name="Ubuntu3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49" style:family="text">
      <style:text-properties fo:font-size="88pt" style:font-size-asian="88pt" style:font-size-complex="88pt"/>
    </style:style>
    <style:style style:name="T50" style:family="text">
      <style:text-properties style:font-name="Ubuntu3" fo:font-size="22pt" style:text-underline-style="none" style:font-size-asian="22pt" style:font-size-complex="22pt"/>
    </style:style>
    <style:style style:name="T51" style:family="text">
      <style:text-properties fo:font-size="10.5pt" style:font-size-asian="10.5pt" style:font-size-complex="10.5pt"/>
    </style:style>
    <style:style style:name="T52" style:family="text">
      <style:text-properties style:text-position="super 58%" fo:font-size="10.5pt" style:font-size-asian="10.5pt" style:font-size-complex="10.5pt"/>
    </style:style>
    <style:style style:name="T53" style:family="text">
      <style:text-properties fo:color="#6666ff" style:font-name="Ubuntu3" fo:font-size="22pt" style:text-underline-style="none" fo:font-weight="bold" style:font-size-asian="22pt" style:font-weight-asian="bold" style:font-size-complex="22pt" style:font-weight-complex="bold"/>
    </style:style>
    <style:style style:name="T54" style:family="text">
      <style:text-properties fo:color="#000000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5" style:family="text">
      <style:text-properties style:use-window-font-color="true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6" style:family="text">
      <style:text-properties fo:font-size="11pt" style:font-size-asian="11pt" style:font-size-complex="11pt"/>
    </style:style>
    <style:style style:name="T57" style:family="text">
      <style:text-properties style:use-window-font-color="true" style:font-name="Ubuntu3" fo:font-size="22pt" style:text-underline-style="none" fo:font-weight="bold" style:font-size-asian="22pt" style:font-weight-asian="bold" style:font-size-complex="22pt" style:font-weight-complex="bold"/>
    </style:style>
    <style:style style:name="T58" style:family="text">
      <style:text-properties style:font-name="Ubuntu3" fo:font-size="32pt" style:font-size-asian="32pt" style:font-size-complex="32pt"/>
    </style:style>
    <style:style style:name="T59" style:family="text">
      <style:text-properties style:font-name="Ubuntu3" fo:font-size="32pt" fo:font-weight="bold" style:font-size-asian="32pt" style:font-weight-asian="bold" style:font-size-complex="32pt" style:font-weight-complex="bold"/>
    </style:style>
    <style:style style:name="T60" style:family="text">
      <style:text-properties style:font-name="Ubuntu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Basic Rules for Counting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09">Jan 9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In this section, we will cover the formula for </text:span><text:span text:style-name="T3">permutations, as well as how to solve </text:span><text:span text:style-name="T3">problems that as for “this </text:span><text:span text:style-name="T4">and</text:span><text:span text:style-name="T5"> that” </text:span><text:span text:style-name="T5">outcome, or “this </text:span><text:span text:style-name="T4">or</text:span><text:span text:style-name="T5"> that” outcome, and </text:span><text:span text:style-name="T5">how to use the Rule of Complement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3">1. Permutations</text:span></text:p>
            <text:p text:style-name="P2"><text:span text:style-name="T3"/></text:p>
            <text:p text:style-name="P2"><text:span text:style-name="T3">2.</text:span><text:span text:style-name="T3"><text:tab/></text:span><text:span text:style-name="T3">Rule of Sums</text:span></text:p>
            <text:p text:style-name="P2"><text:span text:style-name="T3"/></text:p>
            <text:p text:style-name="P2"><text:span text:style-name="T3">3. Rule of Products</text:span></text:p>
            <text:p text:style-name="P2"><text:span text:style-name="T3"/></text:p>
            <text:p text:style-name="P2"><text:span text:style-name="T3">4. Rule of Compl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Permu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7" draw:text-style-name="P10" draw:layer="layout" svg:width="19.791cm" svg:height="6.977cm" svg:x="1.264cm" svg:y="3.088cm">
          <draw:text-box>
            <text:p text:style-name="P2"><text:span text:style-name="T8">A permutation is written as </text:span><text:span text:style-name="T9">P(n, r)</text:span><text:span text:style-name="T8">. For Permutation problems, you need </text:span><text:span text:style-name="T8">two pieces of information:</text:span></text:p>
            <text:p text:style-name="P2"><text:span text:style-name="T8"/></text:p>
            <text:list text:style-name="L1">
              <text:list-item>
                <text:p text:style-name="P2"><text:span text:style-name="T10">n</text:span><text:span text:style-name="T11">, the amount of items we have to select from</text:span><text:span text:style-name="T11"><text:line-break/></text:span><text:span text:style-name="T11"/></text:p>
              </text:list-item>
              <text:list-item>
                <text:p text:style-name="P2"><text:span text:style-name="T10">r</text:span><text:span text:style-name="T11">, the amount of items that we’re selecting.</text:span></text:p>
              </text:list-item>
            </text:list>
            <text:p text:style-name="P2"><text:span text:style-name="T11"/></text:p>
            <text:p text:style-name="P2"><text:span text:style-name="T11">The formula for P(n, r) i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8.699cm" svg:y="11.1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5.08cm" svg:height="1.676cm" svg:x="22.267cm" svg:y="5.9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8" draw:text-style-name="P10" draw:layer="layout" svg:width="19.791cm" svg:height="8.721cm" svg:x="1.264cm" svg:y="3.088cm">
          <draw:text-box>
            <text:p text:style-name="P2"><text:span text:style-name="T11">In cases where we have </text:span><text:span text:style-name="T10">n</text:span><text:span text:style-name="T11"> <text:s/>items and are selecting all </text:span><text:span text:style-name="T10">n</text:span><text:span text:style-name="T11">, then we have:</text:span></text:p>
            <text:p text:style-name="P2"><text:span text:style-name="T11"/></text:p>
            <text:p text:style-name="P6"><text:span text:style-name="T15">P(n, n) = n!</text:span></text:p>
            <text:p text:style-name="P6"><text:span text:style-name="T15"/></text:p>
            <text:p text:style-name="P2"><text:span text:style-name="T15"/></text:p>
            <text:p text:style-name="P2"><text:span text:style-name="T11">And in cases where we have </text:span><text:span text:style-name="T10">n</text:span><text:span text:style-name="T11"> <text:s/>items but are only selecting 1 item, we </text:span><text:span text:style-name="T11">have:</text:span></text:p>
            <text:p text:style-name="P2"><text:span text:style-name="T11"/></text:p>
            <text:p text:style-name="P6"><text:span text:style-name="T15">P(n, 1) = n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9" draw:text-style-name="P10" draw:layer="layout" svg:width="19.791cm" svg:height="6.702cm" svg:x="1.264cm" svg:y="5.288cm">
          <draw:text-box>
            <text:p text:style-name="P2"><text:span text:style-name="T16">Also remember a Permutation is when…</text:span><text:span text:style-name="T17"><text:line-break/></text:span><text:span text:style-name="T17"/></text:p>
            <text:list text:style-name="L1">
              <text:list-item>
                <text:p text:style-name="P2"><text:span text:style-name="T17">Repetitions are NOT allowed</text:span><text:span text:style-name="T17"><text:line-break/></text:span><text:span text:style-name="T17"/></text:p>
              </text:list-item>
              <text:list-item>
                <text:p text:style-name="P2"><text:span text:style-name="T17">Order DOES matter.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10" draw:text-style-name="P10" draw:layer="layout" svg:width="19.791cm" svg:height="6.977cm" svg:x="1.264cm" svg:y="3.088cm">
          <draw:text-box>
            <text:p text:style-name="P2"><text:span text:style-name="T11">Example: How many ways are there to arrange five people in a line?</text:span></text:p>
            <text:p text:style-name="P2"><text:span text:style-name="T11"/></text:p>
            <text:list text:style-name="L1">
              <text:list-item>
                <text:p text:style-name="P2"><text:span text:style-name="T11">What is </text:span><text:span text:style-name="T10">n</text:span><text:span text:style-name="T11">?</text:span><text:span text:style-name="T11"><text:tab/></text:span><text:span text:style-name="T11"><text:line-break/></text:span><text:span text:style-name="T11"/></text:p>
              </text:list-item>
              <text:list-item>
                <text:p text:style-name="P2"><text:span text:style-name="T11">What is </text:span><text:span text:style-name="T10">r</text:span><text:span text:style-name="T11">?</text:span><text:span text:style-name="T11"><text:tab/></text:span><text:span text:style-name="T11"><text:line-break/></text:span><text:span text:style-name="T11"/></text:p>
              </text:list-item>
              <text:list-item>
                <text:p text:style-name="P2"><text:span text:style-name="T11">What is the result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Permutations</text:span></text:p>
          </draw:text-box>
        </draw:frame>
        <draw:frame presentation:style-name="pr11" draw:text-style-name="P10" draw:layer="layout" svg:width="19.791cm" svg:height="6.977cm" svg:x="1.264cm" svg:y="3.088cm">
          <draw:text-box>
            <text:p text:style-name="P2"><text:span text:style-name="T11">Example: How many ways are there to arrange five people in a line?</text:span></text:p>
            <text:p text:style-name="P2"><text:span text:style-name="T11"/></text:p>
            <text:list text:style-name="L1">
              <text:list-item>
                <text:p text:style-name="P2"><text:span text:style-name="T11">What is </text:span><text:span text:style-name="T10">n</text:span><text:span text:style-name="T11">?</text:span><text:span text:style-name="T11"><text:tab/></text:span><text:span text:style-name="T18">5</text:span><text:span text:style-name="T11"><text:line-break/></text:span><text:span text:style-name="T11"/></text:p>
              </text:list-item>
              <text:list-item>
                <text:p text:style-name="P2"><text:span text:style-name="T11">What is </text:span><text:span text:style-name="T10">r</text:span><text:span text:style-name="T11">?</text:span><text:span text:style-name="T11"><text:tab/></text:span><text:span text:style-name="T18">5</text:span><text:span text:style-name="T11"><text:line-break/></text:span><text:span text:style-name="T11"/></text:p>
              </text:list-item>
              <text:list-item>
                <text:p text:style-name="P2"><text:span text:style-name="T11">What is the result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3"/></text:p>
            <text:p text:style-name="P2">P(n, r):</text:p>
            <text:p text:style-name="P2"><text:span text:style-name="T14"><text:s/></text:span><text:span text:style-name="T14">n is # of potential items</text:span></text:p>
            <text:p text:style-name="P2"><text:span text:style-name="T14"><text:s/></text:span><text:span text:style-name="T14">r is # of selection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6" draw:layer="layout" svg:width="5.08cm" svg:height="1.676cm" svg:x="22.267cm" svg:y="5.91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6" draw:layer="layout" svg:width="4.908cm" svg:height="0.819cm" svg:x="1.696cm" svg:y="10.65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4" draw:layer="layout" svg:width="20.211cm" svg:height="0.963cm" svg:x="0.756cm" svg:y="13.914cm">
          <draw:text-box>
            <text:p text:style-name="P6">(Note that 0! (0-factorial) equals 1.)</text:p>
          </draw:text-box>
        </draw:frame>
        <draw:frame draw:style-name="gr5" draw:text-style-name="P6" draw:layer="layout" svg:width="5.739cm" svg:height="1.676cm" svg:x="8.203cm" svg:y="10.17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6" draw:layer="layout" svg:width="5.248cm" svg:height="0.756cm" svg:x="15.383cm" svg:y="10.47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Rule of Su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2" draw:text-style-name="P5" draw:layer="layout" svg:width="19.791cm" svg:height="6.702cm" svg:x="1.264cm" svg:y="3.088cm">
          <draw:text-box>
            <text:p text:style-name="P2"><text:span text:style-name="T19">The rule of sums In combinatorics, the rule of sum or addition principle is </text:span><text:span text:style-name="T19">a basic counting principle. Stated simply, it is the idea that if we have </text:span><text:span text:style-name="T20">A</text:span><text:span text:style-name="T19"> </text:span><text:span text:style-name="T19">ways of doing something and </text:span><text:span text:style-name="T20">B</text:span><text:span text:style-name="T19"> ways of doing another thing and we </text:span><text:span text:style-name="T21">can </text:span><text:span text:style-name="T21">not</text:span><text:span text:style-name="T19"> do both at the same time, then there are </text:span><text:span text:style-name="T20">A + B</text:span><text:span text:style-name="T19"> ways to choose one </text:span><text:span text:style-name="T19">of the actions.</text:span></text:p>
            <text:p text:style-name="P2"><text:span text:style-name="T19"/></text:p>
            <text:p text:style-name="P11"><text:span text:style-name="T22">From https://en.wikipedia.org/wiki/Rule_of_sum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3" draw:text-style-name="P5" draw:layer="layout" svg:width="19.791cm" svg:height="9.593cm" svg:x="1.264cm" svg:y="3.088cm">
          <draw:text-box>
            <text:p text:style-name="P2"><text:span text:style-name="T19">Example: On the “deals” menu on PizzaWebsite.com, there are specials </text:span><text:span text:style-name="T19">on 85 types of pizzas. Of these…</text:span></text:p>
            <text:p text:style-name="P2"><text:span text:style-name="T19"/></text:p>
            <text:list text:style-name="L1">
              <text:list-item>
                <text:p text:style-name="P2"><text:span text:style-name="T19">Specials on 7 varieties of pizzas with 2 topping.</text:span></text:p>
              </text:list-item>
              <text:list-item>
                <text:p text:style-name="P2"><text:span text:style-name="T19">Specials on 25 varieties of pizzas with 3 toppings.</text:span></text:p>
              </text:list-item>
              <text:list-item>
                <text:p text:style-name="P2"><text:span text:style-name="T19">Specials on 33 varieties of pizzas with 4 toppings.</text:span></text:p>
              </text:list-item>
              <text:list-item>
                <text:p text:style-name="P2"><text:span text:style-name="T19">Specials on 16 varieties of pizzas with 5 toppings.</text:span></text:p>
              </text:list-item>
              <text:list-item>
                <text:p text:style-name="P2"><text:span text:style-name="T19">Specials on 2 varieties of pizzas with 6 toppings.</text:span></text:p>
              </text:list-item>
            </text:list>
            <text:p text:style-name="P2"><text:span text:style-name="T19"/></text:p>
            <text:p text:style-name="P2"><text:span text:style-name="T19">1. How many specials have at least 4 toppings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4" draw:text-style-name="P5" draw:layer="layout" svg:width="19.791cm" svg:height="9.826cm" svg:x="1.264cm" svg:y="3.088cm">
          <draw:text-box>
            <text:p text:style-name="P2"><text:span text:style-name="T19">Example: On the “deals” menu on PizzaWebsite.com, there are specials </text:span><text:span text:style-name="T19">on 85 types of pizzas. Of these…</text:span></text:p>
            <text:p text:style-name="P2"><text:span text:style-name="T19"/></text:p>
            <text:list text:style-name="L1">
              <text:list-item>
                <text:p text:style-name="P2"><text:span text:style-name="T19">Specials on 7 varieties of pizzas with 2 topping.</text:span></text:p>
              </text:list-item>
              <text:list-item>
                <text:p text:style-name="P2"><text:span text:style-name="T19">Specials on 25 varieties of pizzas with 3 toppings.</text:span></text:p>
              </text:list-item>
              <text:list-item>
                <text:p text:style-name="P2"><text:span text:style-name="T29">Specials on 33 varieties of pizzas with 4 toppings.</text:span></text:p>
              </text:list-item>
              <text:list-item>
                <text:p text:style-name="P2"><text:span text:style-name="T29">Specials on 16 varieties of pizzas with 5 toppings.</text:span></text:p>
              </text:list-item>
              <text:list-item>
                <text:p text:style-name="P2"><text:span text:style-name="T29">Specials on 2 varieties of pizzas with 6 toppings.</text:span></text:p>
              </text:list-item>
            </text:list>
            <text:p text:style-name="P2"><text:span text:style-name="T19"/></text:p>
            <text:p text:style-name="P2"><text:span text:style-name="T19">1. How many specials have at least 4 toppings?</text:span></text:p>
            <text:p text:style-name="P2"><text:span text:style-name="T30">33 + 16 + 2 = 4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5" draw:text-style-name="P5" draw:layer="layout" svg:width="19.791cm" svg:height="9.593cm" svg:x="1.264cm" svg:y="3.088cm">
          <draw:text-box>
            <text:p text:style-name="P2"><text:span text:style-name="T19">Example: On the “deals” menu on PizzaWebsite.com, there are specials </text:span><text:span text:style-name="T19">on 85 types of pizzas. Of these…</text:span></text:p>
            <text:p text:style-name="P2"><text:span text:style-name="T19"/></text:p>
            <text:list text:style-name="L1">
              <text:list-item>
                <text:p text:style-name="P2"><text:span text:style-name="T19">Specials on 7 varieties of pizzas with 2 topping.</text:span></text:p>
              </text:list-item>
              <text:list-item>
                <text:p text:style-name="P2"><text:span text:style-name="T19">Specials on 25 varieties of pizzas with 3 toppings.</text:span></text:p>
              </text:list-item>
              <text:list-item>
                <text:p text:style-name="P2"><text:span text:style-name="T19">Specials on 33 varieties of pizzas with 4 toppings.</text:span></text:p>
              </text:list-item>
              <text:list-item>
                <text:p text:style-name="P2"><text:span text:style-name="T19">Specials on 16 varieties of pizzas with 5 toppings.</text:span></text:p>
              </text:list-item>
              <text:list-item>
                <text:p text:style-name="P2"><text:span text:style-name="T19">Specials on 2 varieties of pizzas with 6 toppings.</text:span></text:p>
              </text:list-item>
            </text:list>
            <text:p text:style-name="P2"><text:span text:style-name="T19"/></text:p>
            <text:p text:style-name="P2"><text:span text:style-name="T19">2. How many pizzas have only 1 topping?</text:span></text:p>
            <text:p text:style-name="P2"><text:span text:style-name="T19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6" draw:text-style-name="P5" draw:layer="layout" svg:width="19.791cm" svg:height="11.889cm" svg:x="1.264cm" svg:y="3.088cm">
          <draw:text-box>
            <text:p text:style-name="P2"><text:span text:style-name="T19">Example: On the “deals” menu on PizzaWebsite.com, there are specials </text:span><text:span text:style-name="T19">on 85 types of pizzas. Of these…</text:span></text:p>
            <text:p text:style-name="P2"><text:span text:style-name="T19"/></text:p>
            <text:list text:style-name="L1">
              <text:list-item>
                <text:p text:style-name="P2"><text:span text:style-name="T19">Specials on 7 varieties of pizzas with 2 topping.</text:span></text:p>
              </text:list-item>
              <text:list-item>
                <text:p text:style-name="P2"><text:span text:style-name="T19">Specials on 25 varieties of pizzas with 3 toppings.</text:span></text:p>
              </text:list-item>
              <text:list-item>
                <text:p text:style-name="P2"><text:span text:style-name="T19">Specials on 33 varieties of pizzas with 4 toppings.</text:span></text:p>
              </text:list-item>
              <text:list-item>
                <text:p text:style-name="P2"><text:span text:style-name="T19">Specials on 16 varieties of pizzas with 5 toppings.</text:span></text:p>
              </text:list-item>
              <text:list-item>
                <text:p text:style-name="P2"><text:span text:style-name="T19">Specials on 2 varieties of pizzas with 6 toppings.</text:span></text:p>
              </text:list-item>
            </text:list>
            <text:p text:style-name="P2"><text:span text:style-name="T19"/></text:p>
            <text:p text:style-name="P2"><text:span text:style-name="T19">2. How many pizzas have only 1 topping?</text:span></text:p>
            <text:p text:style-name="P2"><text:span text:style-name="T31">85 - (7 + 25 + 33 + 16 + 2) = 2</text:span></text:p>
            <text:p text:style-name="P2"><text:span text:style-name="T9"/></text:p>
            <text:p text:style-name="P2"><text:span text:style-name="T32">85 is the total # of specials, minus all the</text:span></text:p>
            <text:p text:style-name="P2"><text:span text:style-name="T32">specials with 2 or more topping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7" draw:text-style-name="P5" draw:layer="layout" svg:width="19.791cm" svg:height="10.305cm" svg:x="1.264cm" svg:y="3.088cm">
          <draw:text-box>
            <text:p text:style-name="P2"><text:span text:style-name="T19">Example: On the “deals” menu on PizzaWebsite.com, there are specials </text:span><text:span text:style-name="T19">on 85 types of pizzas. Of these…</text:span></text:p>
            <text:p text:style-name="P2"><text:span text:style-name="T19"/></text:p>
            <text:list text:style-name="L1">
              <text:list-item>
                <text:p text:style-name="P2"><text:span text:style-name="T19">Specials on 7 varieties of pizzas with 2 topping.</text:span></text:p>
              </text:list-item>
              <text:list-item>
                <text:p text:style-name="P2"><text:span text:style-name="T19">Specials on 25 varieties of pizzas with 3 toppings.</text:span></text:p>
              </text:list-item>
              <text:list-item>
                <text:p text:style-name="P2"><text:span text:style-name="T19">Specials on 33 varieties of pizzas with 4 toppings.</text:span></text:p>
              </text:list-item>
              <text:list-item>
                <text:p text:style-name="P2"><text:span text:style-name="T19">Specials on 16 varieties of pizzas with 5 toppings.</text:span></text:p>
              </text:list-item>
              <text:list-item>
                <text:p text:style-name="P2"><text:span text:style-name="T19">Specials on 2 varieties of pizzas with 6 toppings.</text:span></text:p>
              </text:list-item>
              <text:list-item>
                <text:p text:style-name="P2"><text:span text:style-name="T9">Specials on 2 varieties of pizzas with 1 topping.</text:span></text:p>
              </text:list-item>
            </text:list>
            <text:p text:style-name="P2"><text:span text:style-name="T19"/></text:p>
            <text:p text:style-name="P2"><text:span text:style-name="T19">3. How many specials have at most 3 toppings?</text:span></text:p>
            <text:p text:style-name="P2"><text:span text:style-name="T32">Need to count options with 1, 2, and 3 topping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8" draw:text-style-name="P5" draw:layer="layout" svg:width="19.791cm" svg:height="12.046cm" svg:x="1.264cm" svg:y="3.088cm">
          <draw:text-box>
            <text:p text:style-name="P2"><text:span text:style-name="T19">Example: On the “deals” menu on PizzaWebsite.com, there are specials </text:span><text:span text:style-name="T19">on 85 types of pizzas. Of these…</text:span></text:p>
            <text:p text:style-name="P2"><text:span text:style-name="T19"/></text:p>
            <text:list text:style-name="L1">
              <text:list-item>
                <text:p text:style-name="P2"><text:span text:style-name="T29">Specials on 7 varieties of pizzas with 2 topping.</text:span></text:p>
              </text:list-item>
              <text:list-item>
                <text:p text:style-name="P2"><text:span text:style-name="T29">Specials on 25 varieties of pizzas with 3 toppings.</text:span></text:p>
              </text:list-item>
              <text:list-item>
                <text:p text:style-name="P2"><text:span text:style-name="T19">Specials on 33 varieties of pizzas with 4 toppings.</text:span></text:p>
              </text:list-item>
              <text:list-item>
                <text:p text:style-name="P2"><text:span text:style-name="T19">Specials on 16 varieties of pizzas with 5 toppings.</text:span></text:p>
              </text:list-item>
              <text:list-item>
                <text:p text:style-name="P2"><text:span text:style-name="T19">Specials on 2 varieties of pizzas with 6 toppings.</text:span></text:p>
              </text:list-item>
              <text:list-item>
                <text:p text:style-name="P2"><text:span text:style-name="T33">Specials on 2 varieties of pizzas with 1 topping.</text:span></text:p>
              </text:list-item>
            </text:list>
            <text:p text:style-name="P2"><text:span text:style-name="T19"/></text:p>
            <text:p text:style-name="P2"><text:span text:style-name="T19">3. How many specials have at most 3 toppings?</text:span></text:p>
            <text:p text:style-name="P2"><text:span text:style-name="T32">Need to count options with 1, 2, and 3 toppings.</text:span></text:p>
            <text:p text:style-name="P2"><text:span text:style-name="T32"/></text:p>
            <text:p text:style-name="P2"><text:span text:style-name="T34">2 + 7 + 25 = 34, or 85 – 2 – 16 – 33 = 34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19" draw:text-style-name="P5" draw:layer="layout" svg:width="20.279cm" svg:height="12.388cm" svg:x="0.776cm" svg:y="2.746cm">
          <draw:text-box>
            <text:p text:style-name="P2"><text:span text:style-name="T8">When calculating the total amount of outcomes, there could be cases of </text:span><text:span text:style-name="T9">overlap</text:span><text:span text:style-name="T8">. In this case, we need to remove the redundant cases from our </text:span><text:span text:style-name="T8">final answer.</text:span></text:p>
            <text:p text:style-name="P2"><text:span text:style-name="T8"/></text:p>
            <text:p text:style-name="P2"><text:span text:style-name="T8">We can do this with the Rule of Sums with Overlap… 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draw:style-name="gr7" draw:text-style-name="P1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0" draw:text-style-name="P5" draw:layer="layout" svg:width="19.791cm" svg:height="6.427cm" svg:x="1.264cm" svg:y="3.088cm">
          <draw:text-box>
            <text:p text:style-name="P2"><text:span text:style-name="T9">The rule of sums with overlap:</text:span><text:span text:style-name="T19"> If the list to count can be split into two </text:span><text:span text:style-name="T19">pieces of size </text:span><text:span text:style-name="T20">z</text:span><text:span text:style-name="T19"> and </text:span><text:span text:style-name="T20">y</text:span><text:span text:style-name="T19">, and the pieces have z objects in common, then the </text:span><text:span text:style-name="T19">original list has</text:span><text:span text:style-name="T20"> </text:span><text:span text:style-name="T20"><text:line-break/></text:span><text:span text:style-name="T20">x + y − z</text:span><text:span text:style-name="T19"> <text:s text:c="2"/>entries. In terms of sets, we can write this as </text:span></text:p>
            <text:p text:style-name="P2"><text:span text:style-name="T20">n(A ∪ B) = n(A) + n(B) − n(A ∩ B) </text:span><text:span text:style-name="T19">for all sets </text:span><text:span text:style-name="T20">A </text:span><text:span text:style-name="T19">and </text:span><text:span text:style-name="T20">B</text:span><text:span text:style-name="T19">.</text:span></text:p>
            <text:p text:style-name="P2"><text:span text:style-name="T19"/></text:p>
            <text:p text:style-name="P11"><text:span text:style-name="T22">From Discrete Math Mathematical Reasoning and Proofs with Puzzles, Patterns</text:span></text:p>
            <text:p text:style-name="P11"><text:span text:style-name="T22">and Games, by Ensley and Crawley, 5.2 page 391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5">a + b - 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1" draw:text-style-name="P5" draw:layer="layout" svg:width="16.003cm" svg:height="10.085cm" svg:x="1.264cm" svg:y="3.088cm">
          <draw:text-box>
            <text:p text:style-name="P2"><text:span text:style-name="T19">Example: Say that we’re drawing cards from a deck. How many outcomes </text:span><text:span text:style-name="T19">are there if we get a card value of “10” OR get a red suit?</text:span></text:p>
            <text:p text:style-name="P2"><text:span text:style-name="T19"/></text:p>
            <text:p text:style-name="P2"><text:span text:style-name="T19">In this case, we need to investigate both outcomes separately first:</text:span></text:p>
            <text:p text:style-name="P2"><text:span text:style-name="T19"/></text:p>
            <text:list text:style-name="L1">
              <text:list-item>
                <text:p text:style-name="P2"><text:span text:style-name="T36">How many cards are there with a value of 10?</text:span><text:span text:style-name="T36"><text:line-break/></text:span><text:span text:style-name="T36"><text:line-break/></text:span><text:span text:style-name="T36"/></text:p>
              </text:list-item>
              <text:list-item>
                <text:p text:style-name="P2"><text:span text:style-name="T36">How many cards are there that are red?</text:span><text:span text:style-name="T36"><text:line-break/></text:span><text:span text:style-name="T36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5">a + b - c</text:span></text:p>
          </draw:text-box>
        </draw:frame>
        <draw:rect draw:style-name="gr8" draw:text-style-name="P17" draw:layer="layout" svg:width="3.123cm" svg:height="1.87cm" svg:x="17.835cm" svg:y="2.846cm">
          <text:p text:style-name="P2"><text:span text:style-name="T37">10♠</text:span></text:p>
        </draw:rect>
        <draw:rect draw:style-name="gr8" draw:text-style-name="P17" draw:layer="layout" svg:width="3.123cm" svg:height="1.87cm" svg:x="17.897cm" svg:y="4.975cm">
          <text:p text:style-name="P2"><text:span text:style-name="T37">10♣</text:span></text:p>
        </draw:rect>
        <draw:rect draw:style-name="gr8" draw:text-style-name="P18" draw:layer="layout" svg:width="3.123cm" svg:height="1.87cm" svg:x="17.9cm" svg:y="7.123cm">
          <text:p text:style-name="P2"><text:span text:style-name="T38">10♥</text:span></text:p>
        </draw:rect>
        <draw:rect draw:style-name="gr8" draw:text-style-name="P18" draw:layer="layout" svg:width="3.123cm" svg:height="1.87cm" svg:x="17.921cm" svg:y="9.252cm">
          <text:p text:style-name="P2"><text:span text:style-name="T38">10♦</text:span></text:p>
        </draw:rect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2" draw:text-style-name="P5" draw:layer="layout" svg:width="16.003cm" svg:height="10.085cm" svg:x="1.264cm" svg:y="3.088cm">
          <draw:text-box>
            <text:p text:style-name="P2"><text:span text:style-name="T19">Example: Say that we’re drawing cards from a deck. How many outcomes </text:span><text:span text:style-name="T19">are there if we get a card value of “10” OR get a red suit?</text:span></text:p>
            <text:p text:style-name="P2"><text:span text:style-name="T19"/></text:p>
            <text:p text:style-name="P2"><text:span text:style-name="T19">In this case, we need to investigate both outcomes separately first:</text:span></text:p>
            <text:p text:style-name="P2"><text:span text:style-name="T19"/></text:p>
            <text:list text:style-name="L1">
              <text:list-item>
                <text:p text:style-name="P2"><text:span text:style-name="T36">How many cards are there with a value of 10?</text:span><text:span text:style-name="T36"><text:line-break/></text:span><text:span text:style-name="T39">There are four suits for each value, so 4.</text:span><text:span text:style-name="T36"><text:line-break/></text:span><text:span text:style-name="T36"/></text:p>
              </text:list-item>
              <text:list-item>
                <text:p text:style-name="P2"><text:span text:style-name="T36">How many cards are there that are red?</text:span><text:span text:style-name="T36"><text:line-break/></text:span><text:span text:style-name="T39">Each suit has 13 cards, so 26.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5">a + b - c</text:span></text:p>
          </draw:text-box>
        </draw:frame>
        <draw:rect draw:style-name="gr8" draw:text-style-name="P17" draw:layer="layout" svg:width="3.123cm" svg:height="1.87cm" svg:x="17.835cm" svg:y="2.846cm">
          <text:p text:style-name="P2"><text:span text:style-name="T37">10♠</text:span></text:p>
        </draw:rect>
        <draw:rect draw:style-name="gr8" draw:text-style-name="P17" draw:layer="layout" svg:width="3.123cm" svg:height="1.87cm" svg:x="17.897cm" svg:y="4.975cm">
          <text:p text:style-name="P2"><text:span text:style-name="T37">10♣</text:span></text:p>
        </draw:rect>
        <draw:rect draw:style-name="gr8" draw:text-style-name="P18" draw:layer="layout" svg:width="3.123cm" svg:height="1.87cm" svg:x="17.9cm" svg:y="7.123cm">
          <text:p text:style-name="P2"><text:span text:style-name="T38">10♥</text:span></text:p>
        </draw:rect>
        <draw:rect draw:style-name="gr8" draw:text-style-name="P18" draw:layer="layout" svg:width="3.123cm" svg:height="1.87cm" svg:x="17.921cm" svg:y="9.252cm">
          <text:p text:style-name="P2"><text:span text:style-name="T38">10♦</text:span></text:p>
        </draw:rect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3" draw:text-style-name="P5" draw:layer="layout" svg:width="16.003cm" svg:height="6.825cm" svg:x="1.264cm" svg:y="3.088cm">
          <draw:text-box>
            <text:p text:style-name="P2"><text:span text:style-name="T19">Example: Say that we’re drawing cards from a deck. How many outcomes </text:span><text:span text:style-name="T19">are there if we get a card value of “10” OR get a red suit?</text:span></text:p>
            <text:p text:style-name="P2"><text:span text:style-name="T19"/></text:p>
            <text:p text:style-name="P2"><text:span text:style-name="T19">Then we have to figure out the overlap</text:span></text:p>
            <text:p text:style-name="P2"><text:span text:style-name="T19"/></text:p>
            <text:list text:style-name="L1">
              <text:list-item>
                <text:p text:style-name="P2"><text:span text:style-name="T36">How many cards are red AND have a 10?</text:span><text:span text:style-name="T36"><text:line-break/></text:span><text:span text:style-name="T36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5">a + b - c</text:span></text:p>
          </draw:text-box>
        </draw:frame>
        <draw:rect draw:style-name="gr8" draw:text-style-name="P17" draw:layer="layout" svg:width="3.123cm" svg:height="1.87cm" svg:x="17.835cm" svg:y="2.846cm">
          <text:p text:style-name="P2"><text:span text:style-name="T37">10♠</text:span></text:p>
        </draw:rect>
        <draw:rect draw:style-name="gr8" draw:text-style-name="P17" draw:layer="layout" svg:width="3.123cm" svg:height="1.87cm" svg:x="17.897cm" svg:y="4.975cm">
          <text:p text:style-name="P2"><text:span text:style-name="T37">10♣</text:span></text:p>
        </draw:rect>
        <draw:rect draw:style-name="gr8" draw:text-style-name="P18" draw:layer="layout" svg:width="3.123cm" svg:height="1.87cm" svg:x="17.9cm" svg:y="7.123cm">
          <text:p text:style-name="P2"><text:span text:style-name="T38">10♥</text:span></text:p>
        </draw:rect>
        <draw:rect draw:style-name="gr8" draw:text-style-name="P18" draw:layer="layout" svg:width="3.123cm" svg:height="1.87cm" svg:x="17.921cm" svg:y="9.252cm">
          <text:p text:style-name="P2"><text:span text:style-name="T38">10♦</text:span></text:p>
        </draw:rect>
        <draw:frame draw:style-name="gr9" draw:text-style-name="P14" draw:layer="layout" svg:width="6.267cm" svg:height="2.387cm" svg:x="0.437cm" svg:y="13.11cm">
          <draw:text-box>
            <text:p text:style-name="P6"><text:span text:style-name="T40">a</text:span></text:p>
            <text:p text:style-name="P6">Red cards:</text:p>
            <text:p text:style-name="P6">26</text:p>
          </draw:text-box>
        </draw:frame>
        <draw:frame draw:style-name="gr9" draw:text-style-name="P14" draw:layer="layout" svg:width="6.267cm" svg:height="2.387cm" svg:x="7.438cm" svg:y="13.111cm">
          <draw:text-box>
            <text:p text:style-name="P6"><text:span text:style-name="T40">b</text:span></text:p>
            <text:p text:style-name="P6">“10” cards:</text:p>
            <text:p text:style-name="P6">4</text:p>
          </draw:text-box>
        </draw:frame>
        <draw:frame draw:style-name="gr9" draw:text-style-name="P14" draw:layer="layout" svg:width="6.267cm" svg:height="2.387cm" svg:x="14.439cm" svg:y="13.112cm">
          <draw:text-box>
            <text:p text:style-name="P6"><text:span text:style-name="T40">c</text:span></text:p>
            <text:p text:style-name="P6">“10” AND red cards:</text:p>
            <text:p text:style-name="P6"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4" draw:text-style-name="P5" draw:layer="layout" svg:width="16.003cm" svg:height="6.825cm" svg:x="1.264cm" svg:y="3.088cm">
          <draw:text-box>
            <text:p text:style-name="P2"><text:span text:style-name="T19">Example: Say that we’re drawing cards from a deck. How many outcomes </text:span><text:span text:style-name="T19">are there if we get a card value of “10” OR get a red suit?</text:span></text:p>
            <text:p text:style-name="P2"><text:span text:style-name="T19"/></text:p>
            <text:p text:style-name="P2"><text:span text:style-name="T19">Then we have to figure out the overlap</text:span></text:p>
            <text:p text:style-name="P2"><text:span text:style-name="T19"/></text:p>
            <text:list text:style-name="L1">
              <text:list-item>
                <text:p text:style-name="P2"><text:span text:style-name="T36">How many cards are red AND have a 10?</text:span><text:span text:style-name="T36"><text:line-break/></text:span><text:span text:style-name="T39">There are two red “10”s, so 2.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5">a + b - c</text:span></text:p>
          </draw:text-box>
        </draw:frame>
        <draw:rect draw:style-name="gr8" draw:text-style-name="P17" draw:layer="layout" svg:width="3.123cm" svg:height="1.87cm" svg:x="17.835cm" svg:y="2.846cm">
          <text:p text:style-name="P2"><text:span text:style-name="T37">10♠</text:span></text:p>
        </draw:rect>
        <draw:rect draw:style-name="gr8" draw:text-style-name="P17" draw:layer="layout" svg:width="3.123cm" svg:height="1.87cm" svg:x="17.897cm" svg:y="4.975cm">
          <text:p text:style-name="P2"><text:span text:style-name="T37">10♣</text:span></text:p>
        </draw:rect>
        <draw:rect draw:style-name="gr8" draw:text-style-name="P18" draw:layer="layout" svg:width="3.123cm" svg:height="1.87cm" svg:x="17.9cm" svg:y="7.123cm">
          <text:p text:style-name="P2"><text:span text:style-name="T38">10♥</text:span></text:p>
        </draw:rect>
        <draw:rect draw:style-name="gr8" draw:text-style-name="P18" draw:layer="layout" svg:width="3.123cm" svg:height="1.87cm" svg:x="17.921cm" svg:y="9.252cm">
          <text:p text:style-name="P2"><text:span text:style-name="T38">10♦</text:span></text:p>
        </draw:rect>
        <draw:frame draw:style-name="gr9" draw:text-style-name="P14" draw:layer="layout" svg:width="6.267cm" svg:height="2.387cm" svg:x="0.437cm" svg:y="13.11cm">
          <draw:text-box>
            <text:p text:style-name="P6"><text:span text:style-name="T40">a</text:span></text:p>
            <text:p text:style-name="P6">Red cards:</text:p>
            <text:p text:style-name="P6">26</text:p>
          </draw:text-box>
        </draw:frame>
        <draw:frame draw:style-name="gr9" draw:text-style-name="P14" draw:layer="layout" svg:width="6.267cm" svg:height="2.387cm" svg:x="7.438cm" svg:y="13.111cm">
          <draw:text-box>
            <text:p text:style-name="P6"><text:span text:style-name="T40">b</text:span></text:p>
            <text:p text:style-name="P6">“10” cards:</text:p>
            <text:p text:style-name="P6">4</text:p>
          </draw:text-box>
        </draw:frame>
        <draw:frame draw:style-name="gr9" draw:text-style-name="P14" draw:layer="layout" svg:width="6.267cm" svg:height="2.387cm" svg:x="14.439cm" svg:y="13.112cm">
          <draw:text-box>
            <text:p text:style-name="P6"><text:span text:style-name="T40">c</text:span></text:p>
            <text:p text:style-name="P6">“10” AND red cards:</text:p>
            <text:p text:style-name="P6">2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The rule of sums</text:span></text:p>
          </draw:text-box>
        </draw:frame>
        <draw:frame presentation:style-name="pr25" draw:text-style-name="P5" draw:layer="layout" svg:width="16.003cm" svg:height="7.849cm" svg:x="1.264cm" svg:y="3.088cm">
          <draw:text-box>
            <text:p text:style-name="P2"><text:span text:style-name="T19">Example: Say that we’re drawing cards from a deck. How many outcomes </text:span><text:span text:style-name="T19">are there if we get a card value of “10” OR get a red suit?</text:span></text:p>
            <text:p text:style-name="P2"><text:span text:style-name="T19"/></text:p>
            <text:p text:style-name="P2"><text:span text:style-name="T19">Now we can compute the result using the rule of sums with overlap. </text:span><text:span text:style-name="T20">c</text:span><text:span text:style-name="T11"> <text:s text:c="2"/></text:span><text:span text:style-name="T11">is the overlap, and we subtract it from </text:span><text:span text:style-name="T20">a + b</text:span><text:span text:style-name="T11">.</text:span></text:p>
            <text:p text:style-name="P2"><text:span text:style-name="T11"/></text:p>
            <text:p text:style-name="P6"><text:span text:style-name="T18">a + b – c</text:span><text:span text:style-name="T18"><text:tab/></text:span><text:span text:style-name="T18"><text:tab/></text:span><text:span text:style-name="T18">= 26 + 4 – 2</text:span><text:span text:style-name="T18"><text:tab/></text:span><text:span text:style-name="T18"><text:tab/></text:span><text:span text:style-name="T18">= 2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5">This or that,</text:span><text:span text:style-name="T25"><text:line-break/></text:span><text:span text:style-name="T25">without duplicates:</text:span></text:p>
            <text:p text:style-name="P6"><text:span text:style-name="T35">a + b - c</text:span></text:p>
          </draw:text-box>
        </draw:frame>
        <draw:rect draw:style-name="gr8" draw:text-style-name="P17" draw:layer="layout" svg:width="3.123cm" svg:height="1.87cm" svg:x="17.835cm" svg:y="2.846cm">
          <text:p text:style-name="P2"><text:span text:style-name="T37">10♠</text:span></text:p>
        </draw:rect>
        <draw:rect draw:style-name="gr8" draw:text-style-name="P17" draw:layer="layout" svg:width="3.123cm" svg:height="1.87cm" svg:x="17.897cm" svg:y="4.975cm">
          <text:p text:style-name="P2"><text:span text:style-name="T37">10♣</text:span></text:p>
        </draw:rect>
        <draw:rect draw:style-name="gr8" draw:text-style-name="P18" draw:layer="layout" svg:width="3.123cm" svg:height="1.87cm" svg:x="17.9cm" svg:y="7.123cm">
          <text:p text:style-name="P2"><text:span text:style-name="T38">10♥</text:span></text:p>
        </draw:rect>
        <draw:rect draw:style-name="gr8" draw:text-style-name="P18" draw:layer="layout" svg:width="3.123cm" svg:height="1.87cm" svg:x="17.921cm" svg:y="9.252cm">
          <text:p text:style-name="P2"><text:span text:style-name="T38">10♦</text:span></text:p>
        </draw:rect>
        <draw:frame draw:style-name="gr9" draw:text-style-name="P14" draw:layer="layout" svg:width="6.267cm" svg:height="2.387cm" svg:x="0.437cm" svg:y="13.11cm">
          <draw:text-box>
            <text:p text:style-name="P6"><text:span text:style-name="T40">a</text:span></text:p>
            <text:p text:style-name="P6">Red cards:</text:p>
            <text:p text:style-name="P6">26</text:p>
          </draw:text-box>
        </draw:frame>
        <draw:frame draw:style-name="gr9" draw:text-style-name="P14" draw:layer="layout" svg:width="6.267cm" svg:height="2.387cm" svg:x="7.438cm" svg:y="13.111cm">
          <draw:text-box>
            <text:p text:style-name="P6"><text:span text:style-name="T40">b</text:span></text:p>
            <text:p text:style-name="P6">“10” cards:</text:p>
            <text:p text:style-name="P6">4</text:p>
          </draw:text-box>
        </draw:frame>
        <draw:frame draw:style-name="gr9" draw:text-style-name="P14" draw:layer="layout" svg:width="6.267cm" svg:height="2.387cm" svg:x="14.439cm" svg:y="13.112cm">
          <draw:text-box>
            <text:p text:style-name="P6"><text:span text:style-name="T40">c</text:span></text:p>
            <text:p text:style-name="P6">“10” AND red cards:</text:p>
            <text:p text:style-name="P6">2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Rule of Produ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26" draw:text-style-name="P5" draw:layer="layout" svg:width="19.791cm" svg:height="6.702cm" svg:x="1.264cm" svg:y="3.088cm">
          <draw:text-box>
            <text:p text:style-name="P2"><text:span text:style-name="T19">The rule of products In combinatorics, the rule of product or </text:span><text:span text:style-name="T19">multiplication principle is a basic counting principle (a.k.a. the </text:span><text:span text:style-name="T19">fundamental principle of counting). Stated simply, it is the idea that if </text:span><text:span text:style-name="T19">there are </text:span><text:span text:style-name="T20">a</text:span><text:span text:style-name="T19"> ways of doing something and </text:span><text:span text:style-name="T20">b</text:span><text:span text:style-name="T19"> ways of doing another thing, </text:span><text:span text:style-name="T19">then there are </text:span><text:span text:style-name="T20">a · b</text:span><text:span text:style-name="T19"> ways of performing both actions.</text:span></text:p>
            <text:p text:style-name="P2"><text:span text:style-name="T19"/></text:p>
            <text:p text:style-name="P11"><text:span text:style-name="T22">From https://en.wikipedia.org/wiki/Rule_of_product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27" draw:text-style-name="P5" draw:layer="layout" svg:width="19.791cm" svg:height="4.361cm" svg:x="1.264cm" svg:y="3.088cm">
          <draw:text-box>
            <text:p text:style-name="P2"><text:span text:style-name="T19">Example: You have to order 3 pizzas for a group event, and there are 4 </text:span><text:span text:style-name="T19">types of pizzas.</text:span></text:p>
            <text:p text:style-name="P2"><text:span text:style-name="T19"/></text:p>
            <text:p text:style-name="P2"><text:span text:style-name="T19">1. How many different ways can you select 3 pizzas, with no restrictions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28" draw:text-style-name="P5" draw:layer="layout" svg:width="19.791cm" svg:height="8.721cm" svg:x="1.264cm" svg:y="3.088cm">
          <draw:text-box>
            <text:p text:style-name="P2"><text:span text:style-name="T19">Example: You have to order 3 pizzas for a group event, and there are 4 </text:span><text:span text:style-name="T19">types of pizzas.</text:span></text:p>
            <text:p text:style-name="P2"><text:span text:style-name="T19"/></text:p>
            <text:p text:style-name="P2"><text:span text:style-name="T19">1. How many different ways can you select 3 pizzas, with no restrictions?</text:span></text:p>
            <text:p text:style-name="P2"><text:span text:style-name="T31">4 x 4 x 4 = 64</text:span></text:p>
            <text:p text:style-name="P2"><text:span text:style-name="T9"/></text:p>
            <text:p text:style-name="P2"><text:span text:style-name="T45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29" draw:text-style-name="P5" draw:layer="layout" svg:width="19.791cm" svg:height="8.721cm" svg:x="1.264cm" svg:y="3.088cm">
          <draw:text-box>
            <text:p text:style-name="P2"><text:span text:style-name="T19">Example: You have to order 3 pizzas for a group event, and there are 4 </text:span><text:span text:style-name="T19">types of pizzas.</text:span></text:p>
            <text:p text:style-name="P2"><text:span text:style-name="T19"/></text:p>
            <text:p text:style-name="P2"><text:span text:style-name="T19">1. How many different ways can you select 3 pizzas, with no restrictions?</text:span></text:p>
            <text:p text:style-name="P2"><text:span text:style-name="T31">4 x 4 x 4 = 64</text:span></text:p>
            <text:p text:style-name="P2"><text:span text:style-name="T9"/></text:p>
            <text:p text:style-name="P2"><text:span text:style-name="T8">2. How many different was can you select 3 pizzas, without a repeat?</text:span></text:p>
            <text:p text:style-name="P2"><text:span text:style-name="T31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The rule of produc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0" draw:text-style-name="P5" draw:layer="layout" svg:width="19.791cm" svg:height="8.721cm" svg:x="1.264cm" svg:y="3.088cm">
          <draw:text-box>
            <text:p text:style-name="P2"><text:span text:style-name="T19">Example: You have to order 3 pizzas for a group event, and there are 4 </text:span><text:span text:style-name="T19">types of pizzas.</text:span></text:p>
            <text:p text:style-name="P2"><text:span text:style-name="T19"/></text:p>
            <text:p text:style-name="P2"><text:span text:style-name="T19">1. How many different ways can you select 3 pizzas, with no restrictions?</text:span></text:p>
            <text:p text:style-name="P2"><text:span text:style-name="T31">4 x 4 x 4 = 64</text:span></text:p>
            <text:p text:style-name="P2"><text:span text:style-name="T9"/></text:p>
            <text:p text:style-name="P2"><text:span text:style-name="T8">2. How many different was can you select 3 pizzas, without a repeat?</text:span></text:p>
            <text:p text:style-name="P2"><text:span text:style-name="T31">4 x 3 x 2 = 24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Rule of Compl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1" draw:text-style-name="P5" draw:layer="layout" svg:width="19.791cm" svg:height="7.299cm" svg:x="1.264cm" svg:y="3.088cm">
          <draw:text-box>
            <text:p text:style-name="P2"><text:span text:style-name="T19">If there are </text:span><text:span text:style-name="T20">x</text:span><text:span text:style-name="T11"> objects and </text:span><text:span text:style-name="T20">y</text:span><text:span text:style-name="T11"> of those objects have a particular property, </text:span><text:span text:style-name="T11">then the number of those objects that do </text:span><text:span text:style-name="T46">not</text:span><text:span text:style-name="T47"> have that particular </text:span><text:span text:style-name="T47">property is </text:span><text:span text:style-name="T48">x – y</text:span><text:span text:style-name="T47">. In terms of sets, using </text:span><text:span text:style-name="T48">U</text:span><text:span text:style-name="T47"> for the universal set, we can </text:span><text:span text:style-name="T47">write this as </text:span><text:span text:style-name="T48">n(A’) = n(U) – n(A)</text:span><text:span text:style-name="T47"> for all sets </text:span><text:span text:style-name="T48">A</text:span><text:span text:style-name="T47"> with elements from </text:span><text:span text:style-name="T48">U</text:span><text:span text:style-name="T47">.</text:span></text:p>
            <text:p text:style-name="P2"><text:span text:style-name="T19"/></text:p>
            <text:p text:style-name="P11"><text:span text:style-name="T22">From Discrete Math Mathematical Reasoning and Proofs with Puzzles, Patterns</text:span></text:p>
            <text:p text:style-name="P11"><text:span text:style-name="T22">and Games, by Ensley and Crawley, 5.2 page 390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2" draw:text-style-name="P5" draw:layer="layout" svg:width="19.791cm" svg:height="7.29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8cm" svg:y="10.259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3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/text:p>
            <text:p text:style-name="P2"><text:span text:style-name="T19"/></text:p>
            <text:p text:style-name="P2"><text:span text:style-name="T50"/></text:p>
            <text:p text:style-name="P2"><text:span text:style-name="T50">Notes: A number cannot have a leading 0. Also in a list of 0, …, 6 we have </text:span><text:span text:style-name="T50">7 options to choose from.</text:span></text:p>
            <text:p text:style-name="P2"><text:span text:style-name="T50"/></text:p>
            <text:p text:style-name="P2"><text:span text:style-name="T50">So for the first position, we have 6 options – not 7 – since we can only </text:span><text:span text:style-name="T50">select between 1 and 6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g>
          <draw:rect draw:style-name="gr12" draw:text-style-name="P21" draw:layer="layout" svg:width="0.736cm" svg:height="1.035cm" svg:x="1.56cm" svg:y="5.233cm">
            <text:p text:style-name="P6">0</text:p>
          </draw:rect>
          <draw:rect draw:style-name="gr12" draw:text-style-name="P21" draw:layer="layout" svg:width="0.736cm" svg:height="1.035cm" svg:x="2.56cm" svg:y="5.234cm">
            <text:p text:style-name="P6">1</text:p>
          </draw:rect>
          <draw:rect draw:style-name="gr12" draw:text-style-name="P21" draw:layer="layout" svg:width="0.736cm" svg:height="1.035cm" svg:x="3.56cm" svg:y="5.234cm">
            <text:p text:style-name="P6">2</text:p>
          </draw:rect>
          <draw:rect draw:style-name="gr12" draw:text-style-name="P21" draw:layer="layout" svg:width="0.736cm" svg:height="1.035cm" svg:x="4.56cm" svg:y="5.234cm">
            <text:p text:style-name="P6">3</text:p>
          </draw:rect>
          <draw:rect draw:style-name="gr12" draw:text-style-name="P21" draw:layer="layout" svg:width="0.736cm" svg:height="1.035cm" svg:x="5.56cm" svg:y="5.234cm">
            <text:p text:style-name="P6">4</text:p>
          </draw:rect>
          <draw:rect draw:style-name="gr12" draw:text-style-name="P21" draw:layer="layout" svg:width="0.736cm" svg:height="1.035cm" svg:x="6.56cm" svg:y="5.234cm">
            <text:p text:style-name="P6">5</text:p>
          </draw:rect>
          <draw:rect draw:style-name="gr12" draw:text-style-name="P21" draw:layer="layout" svg:width="0.736cm" svg:height="1.035cm" svg:x="7.56cm" svg:y="5.234cm">
            <text:p text:style-name="P6">6</text:p>
          </draw:rect>
        </draw:g>
        <draw:rect draw:style-name="gr13" draw:text-style-name="P22" draw:layer="layout" svg:width="1.042cm" svg:height="1.035cm" svg:x="4.535cm" svg:y="12.275cm">
          <text:p text:style-name="P6">1-6</text:p>
        </draw:rect>
        <draw:frame draw:style-name="gr11" draw:text-style-name="P20" draw:layer="layout" svg:width="14.505cm" svg:height="7.211cm" svg:x="3.737cm" svg:y="10.258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4.038cm" svg:y="13.924cm">
          <draw:text-box>
            <text:p text:style-name="P23"><text:span text:style-name="T14">6 o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4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/text:p>
            <text:p text:style-name="P2"><text:span text:style-name="T19"/></text:p>
            <text:p text:style-name="P2"><text:span text:style-name="T50"/></text:p>
            <text:p text:style-name="P2"><text:span text:style-name="T50"/></text:p>
            <text:p text:style-name="P2"><text:span text:style-name="T50">After the first digit, we have 6 options to choose from; 0 through 6, </text:span><text:span text:style-name="T50">except for whatever was selected for the first number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g>
          <draw:rect draw:style-name="gr12" draw:text-style-name="P21" draw:layer="layout" svg:width="0.736cm" svg:height="1.035cm" svg:x="1.56cm" svg:y="5.233cm">
            <text:p text:style-name="P6">0</text:p>
          </draw:rect>
          <draw:rect draw:style-name="gr12" draw:text-style-name="P21" draw:layer="layout" svg:width="0.736cm" svg:height="1.035cm" svg:x="2.56cm" svg:y="5.234cm">
            <text:p text:style-name="P6">1</text:p>
          </draw:rect>
          <draw:rect draw:style-name="gr12" draw:text-style-name="P21" draw:layer="layout" svg:width="0.736cm" svg:height="1.035cm" svg:x="3.56cm" svg:y="5.234cm">
            <text:p text:style-name="P6">2</text:p>
          </draw:rect>
          <draw:rect draw:style-name="gr12" draw:text-style-name="P21" draw:layer="layout" svg:width="0.736cm" svg:height="1.035cm" svg:x="4.56cm" svg:y="5.234cm">
            <text:p text:style-name="P6">3</text:p>
          </draw:rect>
          <draw:rect draw:style-name="gr12" draw:text-style-name="P21" draw:layer="layout" svg:width="0.736cm" svg:height="1.035cm" svg:x="5.56cm" svg:y="5.234cm">
            <text:p text:style-name="P6">4</text:p>
          </draw:rect>
          <draw:rect draw:style-name="gr12" draw:text-style-name="P21" draw:layer="layout" svg:width="0.736cm" svg:height="1.035cm" svg:x="6.56cm" svg:y="5.234cm">
            <text:p text:style-name="P6">5</text:p>
          </draw:rect>
          <draw:rect draw:style-name="gr12" draw:text-style-name="P21" draw:layer="layout" svg:width="0.736cm" svg:height="1.035cm" svg:x="7.56cm" svg:y="5.234cm">
            <text:p text:style-name="P6">6</text:p>
          </draw:rect>
        </draw:g>
        <draw:rect draw:style-name="gr13" draw:text-style-name="P22" draw:layer="layout" svg:width="1.042cm" svg:height="1.035cm" svg:x="4.535cm" svg:y="12.275cm">
          <text:p text:style-name="P6">1-6</text:p>
        </draw:rect>
        <draw:frame draw:style-name="gr11" draw:text-style-name="P20" draw:layer="layout" svg:width="14.505cm" svg:height="7.211cm" svg:x="3.737cm" svg:y="10.258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4.038cm" svg:y="13.924cm">
          <draw:text-box>
            <text:p text:style-name="P23"><text:span text:style-name="T14">6 options</text:span></text:p>
          </draw:text-box>
        </draw:frame>
        <draw:frame draw:style-name="gr14" draw:text-style-name="P24" draw:layer="layout" svg:width="2.344cm" svg:height="0.767cm" svg:x="6.838cm" svg:y="13.925cm">
          <draw:text-box>
            <text:p text:style-name="P23"><text:span text:style-name="T14">6 options</text:span></text:p>
          </draw:text-box>
        </draw:frame>
        <draw:rect draw:style-name="gr13" draw:text-style-name="P22" draw:layer="layout" svg:width="1.916cm" svg:height="1.962cm" svg:x="7.056cm" svg:y="11.488cm">
          <text:p text:style-name="P6">0-6</text:p>
          <text:p text:style-name="P6"><text:span text:style-name="T51">except 1</text:span><text:span text:style-name="T52">st</text:span></text:p>
          <text:p text:style-name="P6"><text:span text:style-name="T51"><text:s/></text:span><text:span text:style-name="T51">digit.</text:span>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5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/text:p>
            <text:p text:style-name="P2"><text:span text:style-name="T19"/></text:p>
            <text:p text:style-name="P2"><text:span text:style-name="T50"/></text:p>
            <text:p text:style-name="P2"><text:span text:style-name="T50"/></text:p>
            <text:p text:style-name="P2"><text:span text:style-name="T50">And from there we keep going down: 5 options, then 4, then 3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g>
          <draw:rect draw:style-name="gr12" draw:text-style-name="P21" draw:layer="layout" svg:width="0.736cm" svg:height="1.035cm" svg:x="1.56cm" svg:y="5.233cm">
            <text:p text:style-name="P6">0</text:p>
          </draw:rect>
          <draw:rect draw:style-name="gr12" draw:text-style-name="P21" draw:layer="layout" svg:width="0.736cm" svg:height="1.035cm" svg:x="2.56cm" svg:y="5.234cm">
            <text:p text:style-name="P6">1</text:p>
          </draw:rect>
          <draw:rect draw:style-name="gr12" draw:text-style-name="P21" draw:layer="layout" svg:width="0.736cm" svg:height="1.035cm" svg:x="3.56cm" svg:y="5.234cm">
            <text:p text:style-name="P6">2</text:p>
          </draw:rect>
          <draw:rect draw:style-name="gr12" draw:text-style-name="P21" draw:layer="layout" svg:width="0.736cm" svg:height="1.035cm" svg:x="4.56cm" svg:y="5.234cm">
            <text:p text:style-name="P6">3</text:p>
          </draw:rect>
          <draw:rect draw:style-name="gr12" draw:text-style-name="P21" draw:layer="layout" svg:width="0.736cm" svg:height="1.035cm" svg:x="5.56cm" svg:y="5.234cm">
            <text:p text:style-name="P6">4</text:p>
          </draw:rect>
          <draw:rect draw:style-name="gr12" draw:text-style-name="P21" draw:layer="layout" svg:width="0.736cm" svg:height="1.035cm" svg:x="6.56cm" svg:y="5.234cm">
            <text:p text:style-name="P6">5</text:p>
          </draw:rect>
          <draw:rect draw:style-name="gr12" draw:text-style-name="P21" draw:layer="layout" svg:width="0.736cm" svg:height="1.035cm" svg:x="7.56cm" svg:y="5.234cm">
            <text:p text:style-name="P6">6</text:p>
          </draw:rect>
        </draw:g>
        <draw:rect draw:style-name="gr13" draw:text-style-name="P22" draw:layer="layout" svg:width="1.042cm" svg:height="1.035cm" svg:x="4.535cm" svg:y="12.275cm">
          <text:p text:style-name="P6">1-6</text:p>
        </draw:rect>
        <draw:frame draw:style-name="gr11" draw:text-style-name="P20" draw:layer="layout" svg:width="14.505cm" svg:height="7.211cm" svg:x="3.737cm" svg:y="10.258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4.038cm" svg:y="13.924cm">
          <draw:text-box>
            <text:p text:style-name="P23"><text:span text:style-name="T14">6 options</text:span></text:p>
          </draw:text-box>
        </draw:frame>
        <draw:frame draw:style-name="gr14" draw:text-style-name="P24" draw:layer="layout" svg:width="2.344cm" svg:height="0.767cm" svg:x="6.838cm" svg:y="13.925cm">
          <draw:text-box>
            <text:p text:style-name="P23"><text:span text:style-name="T14">6 options</text:span></text:p>
          </draw:text-box>
        </draw:frame>
        <draw:rect draw:style-name="gr13" draw:text-style-name="P22" draw:layer="layout" svg:width="1.916cm" svg:height="1.962cm" svg:x="7.056cm" svg:y="11.488cm">
          <text:p text:style-name="P6">0-6</text:p>
          <text:p text:style-name="P6"><text:span text:style-name="T51">except 1</text:span><text:span text:style-name="T52">st</text:span></text:p>
          <text:p text:style-name="P6"><text:span text:style-name="T51"><text:s/></text:span><text:span text:style-name="T51">digit.</text:span></text:p>
        </draw:rect>
        <draw:frame draw:style-name="gr14" draw:text-style-name="P24" draw:layer="layout" svg:width="2.344cm" svg:height="0.767cm" svg:x="9.838cm" svg:y="13.926cm">
          <draw:text-box>
            <text:p text:style-name="P23"><text:span text:style-name="T14">5 options</text:span></text:p>
          </draw:text-box>
        </draw:frame>
        <draw:frame draw:style-name="gr14" draw:text-style-name="P24" draw:layer="layout" svg:width="2.344cm" svg:height="0.767cm" svg:x="12.838cm" svg:y="13.927cm">
          <draw:text-box>
            <text:p text:style-name="P23"><text:span text:style-name="T14">4 options</text:span></text:p>
          </draw:text-box>
        </draw:frame>
        <draw:frame draw:style-name="gr14" draw:text-style-name="P24" draw:layer="layout" svg:width="2.344cm" svg:height="0.767cm" svg:x="15.838cm" svg:y="13.928cm">
          <draw:text-box>
            <text:p text:style-name="P23"><text:span text:style-name="T14">3 options</text:span></text:p>
          </draw:text-box>
        </draw:frame>
        <draw:rect draw:style-name="gr13" draw:text-style-name="P22" draw:layer="layout" svg:width="1.042cm" svg:height="1.035cm" svg:x="10.435cm" svg:y="12.276cm">
          <text:p text:style-name="P6">...</text:p>
        </draw:rect>
        <draw:rect draw:style-name="gr13" draw:text-style-name="P22" draw:layer="layout" svg:width="1.042cm" svg:height="1.035cm" svg:x="13.435cm" svg:y="12.277cm">
          <text:p text:style-name="P6">...</text:p>
        </draw:rect>
        <draw:rect draw:style-name="gr13" draw:text-style-name="P22" draw:layer="layout" svg:width="1.042cm" svg:height="1.035cm" svg:x="16.435cm" svg:y="12.278cm">
          <text:p text:style-name="P6">...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6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/text:p>
            <text:p text:style-name="P2"><text:span text:style-name="T19"/></text:p>
            <text:p text:style-name="P2"><text:span text:style-name="T50"/></text:p>
            <text:p text:style-name="P2"><text:span text:style-name="T50"/></text:p>
            <text:p text:style-name="P2"><text:span text:style-name="T50">So the result, without any restrictions, is</text:span></text:p>
            <text:p text:style-name="P6"><text:span text:style-name="T53">6 x 6 x 5 x 4 x 3 = 2,160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g>
          <draw:rect draw:style-name="gr12" draw:text-style-name="P21" draw:layer="layout" svg:width="0.736cm" svg:height="1.035cm" svg:x="1.56cm" svg:y="5.233cm">
            <text:p text:style-name="P6">0</text:p>
          </draw:rect>
          <draw:rect draw:style-name="gr12" draw:text-style-name="P21" draw:layer="layout" svg:width="0.736cm" svg:height="1.035cm" svg:x="2.56cm" svg:y="5.234cm">
            <text:p text:style-name="P6">1</text:p>
          </draw:rect>
          <draw:rect draw:style-name="gr12" draw:text-style-name="P21" draw:layer="layout" svg:width="0.736cm" svg:height="1.035cm" svg:x="3.56cm" svg:y="5.234cm">
            <text:p text:style-name="P6">2</text:p>
          </draw:rect>
          <draw:rect draw:style-name="gr12" draw:text-style-name="P21" draw:layer="layout" svg:width="0.736cm" svg:height="1.035cm" svg:x="4.56cm" svg:y="5.234cm">
            <text:p text:style-name="P6">3</text:p>
          </draw:rect>
          <draw:rect draw:style-name="gr12" draw:text-style-name="P21" draw:layer="layout" svg:width="0.736cm" svg:height="1.035cm" svg:x="5.56cm" svg:y="5.234cm">
            <text:p text:style-name="P6">4</text:p>
          </draw:rect>
          <draw:rect draw:style-name="gr12" draw:text-style-name="P21" draw:layer="layout" svg:width="0.736cm" svg:height="1.035cm" svg:x="6.56cm" svg:y="5.234cm">
            <text:p text:style-name="P6">5</text:p>
          </draw:rect>
          <draw:rect draw:style-name="gr12" draw:text-style-name="P21" draw:layer="layout" svg:width="0.736cm" svg:height="1.035cm" svg:x="7.56cm" svg:y="5.234cm">
            <text:p text:style-name="P6">6</text:p>
          </draw:rect>
        </draw:g>
        <draw:rect draw:style-name="gr13" draw:text-style-name="P22" draw:layer="layout" svg:width="1.042cm" svg:height="1.035cm" svg:x="4.535cm" svg:y="12.275cm">
          <text:p text:style-name="P6">1-6</text:p>
        </draw:rect>
        <draw:frame draw:style-name="gr11" draw:text-style-name="P20" draw:layer="layout" svg:width="14.505cm" svg:height="7.211cm" svg:x="3.737cm" svg:y="10.258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4.038cm" svg:y="13.924cm">
          <draw:text-box>
            <text:p text:style-name="P23"><text:span text:style-name="T14">6 options</text:span></text:p>
          </draw:text-box>
        </draw:frame>
        <draw:frame draw:style-name="gr14" draw:text-style-name="P24" draw:layer="layout" svg:width="2.344cm" svg:height="0.767cm" svg:x="6.838cm" svg:y="13.925cm">
          <draw:text-box>
            <text:p text:style-name="P23"><text:span text:style-name="T14">6 options</text:span></text:p>
          </draw:text-box>
        </draw:frame>
        <draw:rect draw:style-name="gr13" draw:text-style-name="P22" draw:layer="layout" svg:width="1.916cm" svg:height="1.962cm" svg:x="7.056cm" svg:y="11.488cm">
          <text:p text:style-name="P6">0-6</text:p>
          <text:p text:style-name="P6"><text:span text:style-name="T51">except 1</text:span><text:span text:style-name="T52">st</text:span></text:p>
          <text:p text:style-name="P6"><text:span text:style-name="T51"><text:s/></text:span><text:span text:style-name="T51">digit.</text:span></text:p>
        </draw:rect>
        <draw:frame draw:style-name="gr14" draw:text-style-name="P24" draw:layer="layout" svg:width="2.344cm" svg:height="0.767cm" svg:x="9.838cm" svg:y="13.926cm">
          <draw:text-box>
            <text:p text:style-name="P23"><text:span text:style-name="T14">5 options</text:span></text:p>
          </draw:text-box>
        </draw:frame>
        <draw:frame draw:style-name="gr14" draw:text-style-name="P24" draw:layer="layout" svg:width="2.344cm" svg:height="0.767cm" svg:x="12.838cm" svg:y="13.927cm">
          <draw:text-box>
            <text:p text:style-name="P23"><text:span text:style-name="T14">4 options</text:span></text:p>
          </draw:text-box>
        </draw:frame>
        <draw:frame draw:style-name="gr14" draw:text-style-name="P24" draw:layer="layout" svg:width="2.344cm" svg:height="0.767cm" svg:x="15.838cm" svg:y="13.928cm">
          <draw:text-box>
            <text:p text:style-name="P23"><text:span text:style-name="T14">3 options</text:span></text:p>
          </draw:text-box>
        </draw:frame>
        <draw:rect draw:style-name="gr13" draw:text-style-name="P22" draw:layer="layout" svg:width="1.042cm" svg:height="1.035cm" svg:x="10.435cm" svg:y="12.276cm">
          <text:p text:style-name="P6">...</text:p>
        </draw:rect>
        <draw:rect draw:style-name="gr13" draw:text-style-name="P22" draw:layer="layout" svg:width="1.042cm" svg:height="1.035cm" svg:x="13.435cm" svg:y="12.277cm">
          <text:p text:style-name="P6">...</text:p>
        </draw:rect>
        <draw:rect draw:style-name="gr13" draw:text-style-name="P22" draw:layer="layout" svg:width="1.042cm" svg:height="1.035cm" svg:x="16.435cm" svg:y="12.278cm">
          <text:p text:style-name="P6">...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7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9cm" svg:y="10.26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8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</text:span></text:p>
              </text:list-item>
            </text:list>
            <text:p text:style-name="P2"><text:span text:style-name="T55"/></text:p>
            <text:p text:style-name="P2"><text:span text:style-name="T55">The part of the number that affects whether it’s even or odd is the </text:span><text:span text:style-name="T55">right-most digit. So we will build out the number again, but going from </text:span><text:span text:style-name="T55">right-to-left.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8cm" svg:y="10.259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39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</text:span></text:p>
              </text:list-item>
            </text:list>
            <text:p text:style-name="P2"><text:span text:style-name="T55"/></text:p>
            <text:p text:style-name="P2"><text:span text:style-name="T55">For the right-most number, we have the options: 1, 3, 5.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8cm" svg:y="10.259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15.838cm" svg:y="13.916cm">
          <draw:text-box>
            <text:p text:style-name="P23"><text:span text:style-name="T14">3 options</text:span></text:p>
          </draw:text-box>
        </draw:frame>
        <draw:rect draw:style-name="gr13" draw:text-style-name="P22" draw:layer="layout" svg:width="1.946cm" svg:height="1.035cm" svg:x="15.947cm" svg:y="12.359cm">
          <text:p text:style-name="P6">1,3,5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0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</text:span></text:p>
              </text:list-item>
            </text:list>
            <text:p text:style-name="P2"><text:span text:style-name="T55"/></text:p>
            <text:p text:style-name="P2"><text:span text:style-name="T55">Next, we do the left-most digit again: 1 through 6, except what was </text:span><text:span text:style-name="T55">selected for the right-most digit.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8cm" svg:y="10.259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15.838cm" svg:y="13.916cm">
          <draw:text-box>
            <text:p text:style-name="P23"><text:span text:style-name="T14">3 options</text:span></text:p>
          </draw:text-box>
        </draw:frame>
        <draw:rect draw:style-name="gr13" draw:text-style-name="P22" draw:layer="layout" svg:width="1.946cm" svg:height="1.035cm" svg:x="15.947cm" svg:y="12.359cm">
          <text:p text:style-name="P6">1,3,5</text:p>
        </draw:rect>
        <draw:rect draw:style-name="gr13" draw:text-style-name="P22" draw:layer="layout" svg:width="2.321cm" svg:height="1.809cm" svg:x="3.899cm" svg:y="11.488cm">
          <text:p text:style-name="P6">1-6<text:line-break/><text:span text:style-name="T56">except right-</text:span></text:p>
          <text:p text:style-name="P6"><text:span text:style-name="T56">most digit</text:span></text:p>
        </draw:rect>
        <draw:frame draw:style-name="gr14" draw:text-style-name="P24" draw:layer="layout" svg:width="2.344cm" svg:height="0.767cm" svg:x="4.038cm" svg:y="13.911cm">
          <draw:text-box>
            <text:p text:style-name="P23"><text:span text:style-name="T14">5 op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1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</text:span></text:p>
              </text:list-item>
            </text:list>
            <text:p text:style-name="P2"><text:span text:style-name="T55"/></text:p>
            <text:p text:style-name="P2"><text:span text:style-name="T55">Then we can place the rest of the digits.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8cm" svg:y="10.259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15.838cm" svg:y="13.916cm">
          <draw:text-box>
            <text:p text:style-name="P23"><text:span text:style-name="T14">3 options</text:span></text:p>
          </draw:text-box>
        </draw:frame>
        <draw:rect draw:style-name="gr13" draw:text-style-name="P22" draw:layer="layout" svg:width="1.946cm" svg:height="1.035cm" svg:x="15.947cm" svg:y="12.359cm">
          <text:p text:style-name="P6">1,3,5</text:p>
        </draw:rect>
        <draw:rect draw:style-name="gr13" draw:text-style-name="P22" draw:layer="layout" svg:width="2.321cm" svg:height="1.809cm" svg:x="3.899cm" svg:y="11.488cm">
          <text:p text:style-name="P6">1-6<text:line-break/><text:span text:style-name="T56">except right-</text:span></text:p>
          <text:p text:style-name="P6"><text:span text:style-name="T56">most digit</text:span></text:p>
        </draw:rect>
        <draw:frame draw:style-name="gr14" draw:text-style-name="P24" draw:layer="layout" svg:width="2.344cm" svg:height="0.767cm" svg:x="4.038cm" svg:y="13.911cm">
          <draw:text-box>
            <text:p text:style-name="P23"><text:span text:style-name="T14">5 options</text:span></text:p>
          </draw:text-box>
        </draw:frame>
        <draw:frame draw:style-name="gr14" draw:text-style-name="P24" draw:layer="layout" svg:width="2.344cm" svg:height="0.767cm" svg:x="6.857cm" svg:y="13.917cm">
          <draw:text-box>
            <text:p text:style-name="P23"><text:span text:style-name="T14">5 options</text:span></text:p>
          </draw:text-box>
        </draw:frame>
        <draw:rect draw:style-name="gr13" draw:text-style-name="P22" draw:layer="layout" svg:width="2.321cm" svg:height="1.809cm" svg:x="6.824cm" svg:y="11.535cm">
          <text:p text:style-name="P6">0-6<text:line-break/><text:span text:style-name="T56">except taken</text:span><text:span text:style-name="T56"><text:line-break/></text:span><text:span text:style-name="T56">digits</text:span></text:p>
        </draw:rect>
        <draw:frame draw:style-name="gr14" draw:text-style-name="P24" draw:layer="layout" svg:width="2.344cm" svg:height="0.767cm" svg:x="9.857cm" svg:y="13.918cm">
          <draw:text-box>
            <text:p text:style-name="P23"><text:span text:style-name="T14">4 options</text:span></text:p>
          </draw:text-box>
        </draw:frame>
        <draw:frame draw:style-name="gr14" draw:text-style-name="P24" draw:layer="layout" svg:width="2.344cm" svg:height="0.767cm" svg:x="12.857cm" svg:y="13.918cm">
          <draw:text-box>
            <text:p text:style-name="P23"><text:span text:style-name="T14">2 options</text:span></text:p>
          </draw:text-box>
        </draw:frame>
        <draw:rect draw:style-name="gr13" draw:text-style-name="P22" draw:layer="layout" svg:width="1.042cm" svg:height="1.035cm" svg:x="10.435cm" svg:y="12.277cm">
          <text:p text:style-name="P6">...</text:p>
        </draw:rect>
        <draw:rect draw:style-name="gr13" draw:text-style-name="P22" draw:layer="layout" svg:width="1.042cm" svg:height="1.035cm" svg:x="13.435cm" svg:y="12.277cm">
          <text:p text:style-name="P6">...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2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</text:span></text:p>
              </text:list-item>
            </text:list>
            <text:p text:style-name="P2"><text:span text:style-name="T55"/></text:p>
            <text:p text:style-name="P2"><text:span text:style-name="T55">So the result is </text:span><text:span text:style-name="T53">5 x 5 x 4 x 3 x 3 = 900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8cm" svg:y="10.259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frame draw:style-name="gr14" draw:text-style-name="P24" draw:layer="layout" svg:width="2.344cm" svg:height="0.767cm" svg:x="15.838cm" svg:y="13.916cm">
          <draw:text-box>
            <text:p text:style-name="P23"><text:span text:style-name="T14">3 options</text:span></text:p>
          </draw:text-box>
        </draw:frame>
        <draw:rect draw:style-name="gr13" draw:text-style-name="P22" draw:layer="layout" svg:width="1.946cm" svg:height="1.035cm" svg:x="15.947cm" svg:y="12.359cm">
          <text:p text:style-name="P6">1,3,5</text:p>
        </draw:rect>
        <draw:rect draw:style-name="gr13" draw:text-style-name="P22" draw:layer="layout" svg:width="2.321cm" svg:height="1.809cm" svg:x="3.899cm" svg:y="11.488cm">
          <text:p text:style-name="P6">1-6<text:line-break/><text:span text:style-name="T56">except right-</text:span></text:p>
          <text:p text:style-name="P6"><text:span text:style-name="T56">most digit</text:span></text:p>
        </draw:rect>
        <draw:frame draw:style-name="gr14" draw:text-style-name="P24" draw:layer="layout" svg:width="2.344cm" svg:height="0.767cm" svg:x="4.038cm" svg:y="13.911cm">
          <draw:text-box>
            <text:p text:style-name="P23"><text:span text:style-name="T14">5 options</text:span></text:p>
          </draw:text-box>
        </draw:frame>
        <draw:frame draw:style-name="gr14" draw:text-style-name="P24" draw:layer="layout" svg:width="2.344cm" svg:height="0.767cm" svg:x="6.857cm" svg:y="13.917cm">
          <draw:text-box>
            <text:p text:style-name="P23"><text:span text:style-name="T14">5 options</text:span></text:p>
          </draw:text-box>
        </draw:frame>
        <draw:rect draw:style-name="gr13" draw:text-style-name="P22" draw:layer="layout" svg:width="2.321cm" svg:height="1.809cm" svg:x="6.824cm" svg:y="11.535cm">
          <text:p text:style-name="P6">0-6<text:line-break/><text:span text:style-name="T56">except taken</text:span><text:span text:style-name="T56"><text:line-break/></text:span><text:span text:style-name="T56">digits</text:span></text:p>
        </draw:rect>
        <draw:frame draw:style-name="gr14" draw:text-style-name="P24" draw:layer="layout" svg:width="2.344cm" svg:height="0.767cm" svg:x="9.857cm" svg:y="13.918cm">
          <draw:text-box>
            <text:p text:style-name="P23"><text:span text:style-name="T14">4 options</text:span></text:p>
          </draw:text-box>
        </draw:frame>
        <draw:frame draw:style-name="gr14" draw:text-style-name="P24" draw:layer="layout" svg:width="2.344cm" svg:height="0.767cm" svg:x="12.857cm" svg:y="13.918cm">
          <draw:text-box>
            <text:p text:style-name="P23"><text:span text:style-name="T14">3 options</text:span></text:p>
          </draw:text-box>
        </draw:frame>
        <draw:rect draw:style-name="gr13" draw:text-style-name="P22" draw:layer="layout" svg:width="1.042cm" svg:height="1.035cm" svg:x="10.435cm" svg:y="12.277cm">
          <text:p text:style-name="P6">...</text:p>
        </draw:rect>
        <draw:rect draw:style-name="gr13" draw:text-style-name="P22" draw:layer="layout" svg:width="1.042cm" svg:height="1.035cm" svg:x="13.435cm" svg:y="12.277cm">
          <text:p text:style-name="P6">...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3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 </text:span><text:span text:style-name="T53">900</text:span></text:p>
              </text:list-item>
              <text:list-item>
                <text:p text:style-name="P2"><text:span text:style-name="T55">How many are even?</text:span></text:p>
              </text:list-item>
            </text:list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draw:frame draw:style-name="gr11" draw:text-style-name="P20" draw:layer="layout" svg:width="14.505cm" svg:height="7.211cm" svg:x="3.738cm" svg:y="10.259cm">
          <draw:text-box>
            <text:p text:style-name="P19"><text:span text:style-name="T49">_ <text:s/>_ <text:s/>_ <text:s/>_ <text:s/>_</text:span></text:p>
            <text:p text:style-name="P19"><text:span text:style-name="T49"/></text:p>
          </draw:text-box>
        </draw:frame>
        <draw:rect draw:style-name="gr13" draw:text-style-name="P22" draw:layer="layout" svg:width="2.202cm" svg:height="1.035cm" svg:x="15.807cm" svg:y="12.382cm">
          <text:p text:style-name="P6">0,2,4,6</text:p>
        </draw:rect>
        <draw:rect draw:style-name="gr13" draw:text-style-name="P22" draw:layer="layout" svg:width="1.042cm" svg:height="1.035cm" svg:x="10.435cm" svg:y="12.277cm">
          <text:p text:style-name="P6">...</text:p>
        </draw:rect>
        <draw:rect draw:style-name="gr13" draw:text-style-name="P22" draw:layer="layout" svg:width="1.042cm" svg:height="1.035cm" svg:x="13.435cm" svg:y="12.277cm">
          <text:p text:style-name="P6">...</text:p>
        </draw:rect>
        <draw:rect draw:style-name="gr13" draw:text-style-name="P22" draw:layer="layout" svg:width="1.042cm" svg:height="1.035cm" svg:x="7.435cm" svg:y="12.278cm">
          <text:p text:style-name="P6">...</text:p>
        </draw:rect>
        <draw:rect draw:style-name="gr13" draw:text-style-name="P22" draw:layer="layout" svg:width="1.042cm" svg:height="1.035cm" svg:x="4.435cm" svg:y="12.278cm">
          <text:p text:style-name="P6">...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4" draw:text-style-name="P5" draw:layer="layout" svg:width="19.791cm" svg:height="9.593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 </text:span><text:span text:style-name="T53">900</text:span></text:p>
              </text:list-item>
              <text:list-item>
                <text:p text:style-name="P2"><text:span text:style-name="T55">How many are even?</text:span></text:p>
              </text:list-item>
            </text:list>
            <text:p text:style-name="P2"><text:span text:style-name="T55"/></text:p>
            <text:p text:style-name="P2"><text:span text:style-name="T55">How we can use the </text:span><text:span text:style-name="T57">rule of complements</text:span><text:span text:style-name="T55"> to solve this. We know the </text:span><text:span text:style-name="T55">total amount of digits, and the amount of odd digits. </text:span></text:p>
            <text:p text:style-name="P2"><text:span text:style-name="T55"/></text:p>
            <text:p text:style-name="P2"><text:span text:style-name="T55">If a number isn’t odd, then it’s even.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5" draw:text-style-name="P5" draw:layer="layout" svg:width="19.791cm" svg:height="7.849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 </text:span><text:span text:style-name="T53">900</text:span></text:p>
              </text:list-item>
              <text:list-item>
                <text:p text:style-name="P2"><text:span text:style-name="T55">How many are even?</text:span></text:p>
              </text:list-item>
            </text:list>
            <text:p text:style-name="P2"><text:span text:style-name="T55"/></text:p>
            <text:p text:style-name="P2"><text:span text:style-name="T55">We can calculate the amount of even numbers with:</text:span></text:p>
            <text:p text:style-name="P2"><text:span text:style-name="T55"/></text:p>
            <text:p text:style-name="P6"><text:span text:style-name="T53">Even numbers = 2,160 – 900 = 1,260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4. The rule of complements</text:span></text:p>
          </draw:text-box>
        </draw:frame>
        <draw:frame draw:style-name="gr10" draw:text-style-name="P15" draw:layer="layout" svg:width="5.744cm" svg:height="8.798cm" svg:x="21.858cm" svg:y="2.403cm">
          <draw:text-box>
            <text:p text:style-name="P6"><text:span text:style-name="T13">Notes</text:span></text:p>
            <text:p text:style-name="P6"><text:span text:style-name="T13"/></text:p>
            <text:p text:style-name="P6"><text:span text:style-name="T41">Doing one thing </text:span><text:span text:style-name="T42">and</text:span><text:span text:style-name="T43"> another thing</text:span><text:span text:style-name="T41">:</text:span><text:span text:style-name="T44"> </text:span><text:span text:style-name="T13"><text:line-break/></text:span><text:span text:style-name="T26">a x b</text:span></text:p>
            <text:p text:style-name="P6"><text:span text:style-name="T26"/></text:p>
            <text:p text:style-name="P6"><text:span text:style-name="T25">Doing </text:span><text:span text:style-name="T23">either</text:span><text:span text:style-name="T24"> one</text:span><text:span text:style-name="T25"> thing </text:span><text:span text:style-name="T23">or</text:span><text:span text:style-name="T25"> another thing:</text:span><text:span text:style-name="T26"> </text:span><text:span text:style-name="T26"><text:line-break/></text:span><text:span text:style-name="T26">a + b</text:span></text:p>
            <text:p text:style-name="P6"><text:span text:style-name="T26"/></text:p>
            <text:p text:style-name="P6"><text:span text:style-name="T27">n(A)</text:span><text:span text:style-name="T28"> </text:span><text:span text:style-name="T28"><text:line-break/></text:span><text:span text:style-name="T25">is notation for “the # of elements in set A”.</text:span></text:p>
          </draw:text-box>
        </draw:frame>
        <draw:frame presentation:style-name="pr46" draw:text-style-name="P5" draw:layer="layout" svg:width="19.791cm" svg:height="8.721cm" svg:x="1.264cm" svg:y="3.088cm">
          <draw:text-box>
            <text:p text:style-name="P2"><text:span text:style-name="T19">Example 7 from the book: How many five-digit numbers use distinct </text:span><text:span text:style-name="T19">digits from {0, …, 6}?</text:span><text:span text:style-name="T53"> 2,160</text:span></text:p>
            <text:list text:style-name="L1">
              <text:list-item>
                <text:p text:style-name="P2"><text:span text:style-name="T54">Of these, how many are odd? </text:span><text:span text:style-name="T53">900</text:span></text:p>
              </text:list-item>
              <text:list-item>
                <text:p text:style-name="P2"><text:span text:style-name="T55">How many are even? </text:span><text:span text:style-name="T53">1,260</text:span></text:p>
              </text:list-item>
            </text:list>
            <text:p text:style-name="P2"><text:span text:style-name="T55"/></text:p>
            <text:p text:style-name="P2"><text:span text:style-name="T55">You can also validate this by figuring out how many even numbers in the </text:span><text:span text:style-name="T55">same way we did odd numbers, except the right-most digit can be </text:span><text:span text:style-name="T57">0, 2, 4, </text:span><text:span text:style-name="T55">or </text:span><text:span text:style-name="T57">6</text:span><text:span text:style-name="T55">, whereas for odd it can be </text:span><text:span text:style-name="T57">1, 3, </text:span><text:span text:style-name="T55">or </text:span><text:span text:style-name="T57">5</text:span><text:span text:style-name="T55">.</text:span></text:p>
            <text:p text:style-name="P2"><text:span text:style-name="T54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8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nclusion</text:span></text:p>
          </draw:text-box>
        </draw:frame>
        <draw:frame presentation:style-name="pr47" draw:text-style-name="P5" draw:layer="layout" svg:width="25.599cm" svg:height="11.793cm" svg:x="1.263cm" svg:y="3.087cm">
          <draw:text-box>
            <text:p text:style-name="P2"><text:span text:style-name="T58">These principles will be used all through Chapter </text:span><text:span text:style-name="T58">5, as well as in some form in Chapter 6 once </text:span><text:span text:style-name="T58">we’re figuring probability.</text:span></text:p>
            <text:p text:style-name="P2"><text:span text:style-name="T3"/></text:p>
            <text:p text:style-name="P2"><text:span text:style-name="T58">Make sure to pay attention to when a problem </text:span><text:span text:style-name="T58">asks for “this </text:span><text:span text:style-name="T59">and</text:span><text:span text:style-name="T60"> that”, or “this </text:span><text:span text:style-name="T59">or</text:span><text:span text:style-name="T60"> that”, as that </text:span><text:span text:style-name="T60">will tip you off on which rule to 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09T14:45:51.273756885</dc:date>
    <meta:editing-duration>P1DT8H22M56S</meta:editing-duration>
    <meta:editing-cycles>1222</meta:editing-cycles>
    <meta:generator>LibreOffice/5.1.4.2$Linux_X86_64 LibreOffice_project/10m0$Build-2</meta:generator>
    <meta:document-statistic meta:object-count="43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10/content.xml><?xml version="1.0" encoding="utf-8"?>
<math xmlns="http://www.w3.org/1998/Math/MathML" display="block">
  <semantics>
    <mrow>
      <mrow>
        <mrow/>
        <mo stretchy="false">=</mo>
        <mfrac>
          <mrow>
            <mn>5</mn>
            <mi>!</mi>
          </mrow>
          <mrow>
            <mrow>
              <mo fence="true" stretchy="false">(</mo>
              <mrow>
                <mrow>
                  <mn>5</mn>
                  <mo stretchy="false">−</mo>
                  <mn>5</mn>
                </mrow>
              </mrow>
              <mo fence="true" stretchy="false">)</mo>
            </mrow>
            <mi>!</mi>
          </mrow>
        </mfrac>
        <mo stretchy="false">=</mo>
        <mfrac>
          <mrow>
            <mn>5</mn>
            <mi>!</mi>
          </mrow>
          <mrow>
            <mn>0</mn>
            <mi>!</mi>
          </mrow>
        </mfrac>
        <mo stretchy="false">=</mo>
        <mn>5</mn>
      </mrow>
      <mi>!</mi>
    </mrow>
    <annotation encoding="StarMath 5.0">{} = {5!} over {(5-5)!} = { 5! } over { 0! } = 5! </annotation>
  </semantics>
</math>
</file>

<file path=Object 11/content.xml><?xml version="1.0" encoding="utf-8"?>
<math xmlns="http://www.w3.org/1998/Math/MathML" display="block">
  <semantics>
    <mrow>
      <mrow/>
      <mo stretchy="false">=</mo>
      <mrow>
        <mn>5</mn>
        <mo stretchy="false">⋅</mo>
        <mn>4</mn>
        <mo stretchy="false">⋅</mo>
        <mn>3</mn>
        <mo stretchy="false">⋅</mo>
        <mn>2</mn>
        <mo stretchy="false">⋅</mo>
        <mn>1</mn>
      </mrow>
      <mo stretchy="false">=</mo>
      <mn>120</mn>
    </mrow>
    <annotation encoding="StarMath 5.0">{} = 5 cdot 4 cdot 3 cdot 2 cdot 1 = 120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r ) = {n!} over {(n-r)!}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n>5,</mn>
            <mn>5</mn>
          </mrow>
        </mrow>
        <mo fence="true" stretchy="false">)</mo>
      </mrow>
    </mrow>
    <annotation encoding="StarMath 5.0">P( n,r ) = P (5, 5 )</annotation>
  </semantics>
</math>
</file>